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style:font-name="Arial" fo:font-size="88pt" officeooo:rsid="001bb729" officeooo:paragraph-rsid="001bb729" style:font-size-asian="88pt" style:font-size-complex="88pt"/>
    </style:style>
    <style:style style:name="P2" style:family="paragraph" style:parent-style-name="Heading">
      <style:paragraph-properties fo:text-align="center" style:justify-single-word="false"/>
      <style:text-properties style:font-name="Arial" fo:font-size="15pt" fo:font-weight="bold" officeooo:paragraph-rsid="001bb729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4pt" officeooo:rsid="001bb729" officeooo:paragraph-rsid="001bb729" style:font-size-asian="12.25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5pt" fo:font-weight="bold" officeooo:paragraph-rsid="001bb729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5pt" fo:font-weight="bold" officeooo:rsid="001bb729" officeooo:paragraph-rsid="001bb729" style:font-size-asian="15pt" style:font-weight-asian="bold" style:font-size-complex="1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</text:p>
      <text:p text:style-name="P3">EL INSTITUTO DE ALTOS ESTUDIOS NACIONALES Y EL CENTRO DE EDUCACIÓN CONTINUA CONFIEREN EN PRESENTE CERTIFICADO A:</text:p>
      <text:p text:style-name="P2"><text:placeholder text:placeholder-type="text">&lt;o.partner_id.name&gt;</text:placeholder></text:p>
      <text:p text:style-name="P4"/>
      <text:p text:style-name="P5">Por haber participado en el “<text:placeholder text:placeholder-type="text">&lt;o.course_id.name&gt;</text:placeholder>” realizado del <text:placeholder text:placeholder-type="text">&lt;fecha(o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12-02T17:33:13.286768144</dc:date>
    <meta:editing-duration>P1DT47M43S</meta:editing-duration>
    <meta:editing-cycles>181</meta:editing-cycles>
    <meta:generator>LibreOffice/4.2.5.2$Linux_X86_64 LibreOffice_project/420m0$Build-2</meta:generator>
    <dc:creator>Paul Ochoa</dc:creator>
    <meta:document-statistic meta:table-count="0" meta:image-count="0" meta:object-count="0" meta:page-count="1" meta:paragraph-count="4" meta:word-count="28" meta:character-count="196" meta:non-whitespace-character-count="172"/>
    <meta:user-defined meta:name="Info 1"/>
    <meta:user-defined meta:name="Info 2"/>
    <meta:user-defined meta:name="Info 3"/>
    <meta:user-defined meta:name="Info 4"/>
  </office:meta>
</office:document-meta>
</file>